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3cm"/>
    </style:style>
    <style:style style:name="co2" style:family="table-column">
      <style:table-column-properties fo:break-before="auto" style:column-width="1.741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3.8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7.699cm" svg:height="9.005cm" svg:x="0cm" svg:y="18.513cm">
            <draw:object draw:notify-on-update-of-ranges="Tabelle1.A2:Tabelle1.A34 Tabelle1.D1:Tabelle1.D1 Tabelle1.D2:Tabelle1.D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cm" svg:height="9.005cm" svg:x="7.804cm" svg:y="29.669cm">
            <draw:object draw:notify-on-update-of-ranges="Tabelle1.G1:Tabelle1.G1 Tabelle1.G2:Tabelle1.G34 Tabelle1.A2:Tabelle1.A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9.004cm" svg:x="18.369cm" svg:y="18.7cm">
            <draw:object draw:notify-on-update-of-ranges="Tabelle1.H1:Tabelle1.H1 Tabelle1.H14:Tabelle1.H32 Tabelle1.I1:Tabelle1.I1 Tabelle1.I14:Tabelle1.I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Interlines</text:p>
          </table:table-cell>
          <table:table-cell office:value-type="string" calcext:value-type="string">
            <text:p>Durchlauf</text:p>
          </table:table-cell>
          <table:table-cell office:value-type="string" calcext:value-type="string">
            <text:p>Zeit[s]</text:p>
          </table:table-cell>
          <table:table-cell office:value-type="string" calcext:value-type="string">
            <text:p>Zeit Mittlewert[s]</text:p>
          </table:table-cell>
          <table:table-cell table:number-columns-repeated="2"/>
          <table:table-cell office:value-type="string" calcext:value-type="string">
            <text:p>Zeit/Interlines</text:p>
          </table:table-cell>
          <table:table-cell office:value-type="string" calcext:value-type="string">
            <text:p>log2 Interlines</text:p>
          </table:table-cell>
          <table:table-cell office:value-type="string" calcext:value-type="string">
            <text:p>Log2(Zeit/Interlines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23132" calcext:value-type="float">
            <text:p>0,123132</text:p>
          </table:table-cell>
          <table:table-cell table:formula="of:=AVERAGE([.C2:.C4])" office:value-type="float" office:value="0.118961333333333" calcext:value-type="float">
            <text:p>0,1189613333</text:p>
          </table:table-cell>
          <table:table-cell table:number-columns-repeated="2"/>
          <table:table-cell table:formula="of:=[.D2]/[.A2]" office:value-type="float" office:value="0.118961333333333" calcext:value-type="float">
            <text:p>0,1189613333</text:p>
          </table:table-cell>
          <table:table-cell table:formula="of:=LOG([.A2];2)" office:value-type="float" office:value="0" calcext:value-type="float">
            <text:p>0</text:p>
          </table:table-cell>
          <table:table-cell table:formula="of:=LOG([.D2];2)-[.H2]" office:value-type="float" office:value="-3.07143537238937" calcext:value-type="float">
            <text:p>-3,0714353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4185" calcext:value-type="float">
            <text:p>0,11418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567" calcext:value-type="float">
            <text:p>0,11956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45384" calcext:value-type="float">
            <text:p>0,145384</text:p>
          </table:table-cell>
          <table:table-cell table:formula="of:=AVERAGE([.C5:.C7])" office:value-type="float" office:value="0.14312" calcext:value-type="float">
            <text:p>0,14312</text:p>
          </table:table-cell>
          <table:table-cell table:number-columns-repeated="2"/>
          <table:table-cell table:formula="of:=[.D5]/[.A5]" office:value-type="float" office:value="0.07156" calcext:value-type="float">
            <text:p>0,07156</text:p>
          </table:table-cell>
          <table:table-cell table:formula="of:=LOG([.A5];2)" office:value-type="float" office:value="1" calcext:value-type="float">
            <text:p>1</text:p>
          </table:table-cell>
          <table:table-cell table:formula="of:=LOG([.D5];2)-[.H5]" office:value-type="float" office:value="-3.8047028023849" calcext:value-type="float">
            <text:p>-3,804702802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43273" calcext:value-type="float">
            <text:p>0,14327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40703" calcext:value-type="float">
            <text:p>0,14070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94162" calcext:value-type="float">
            <text:p>0,194162</text:p>
          </table:table-cell>
          <table:table-cell table:formula="of:=AVERAGE([.C8:.C10])" office:value-type="float" office:value="0.189696666666667" calcext:value-type="float">
            <text:p>0,1896966667</text:p>
          </table:table-cell>
          <table:table-cell table:number-columns-repeated="2"/>
          <table:table-cell table:formula="of:=[.D8]/[.A8]" office:value-type="float" office:value="0.0474241666666667" calcext:value-type="float">
            <text:p>0,0474241667</text:p>
          </table:table-cell>
          <table:table-cell table:formula="of:=LOG([.A8];2)" office:value-type="float" office:value="2" calcext:value-type="float">
            <text:p>2</text:p>
          </table:table-cell>
          <table:table-cell table:formula="of:=LOG([.D8];2)-[.H8]" office:value-type="float" office:value="-4.39823376682707" calcext:value-type="float">
            <text:p>-4,3982337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86644" calcext:value-type="float">
            <text:p>0,18664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188284" calcext:value-type="float">
            <text:p>0,18828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455789" calcext:value-type="float">
            <text:p>0,455789</text:p>
          </table:table-cell>
          <table:table-cell table:formula="of:=AVERAGE([.C11:.C13])" office:value-type="float" office:value="0.451066" calcext:value-type="float">
            <text:p>0,451066</text:p>
          </table:table-cell>
          <table:table-cell table:number-columns-repeated="2"/>
          <table:table-cell table:formula="of:=[.D11]/[.A11]" office:value-type="float" office:value="0.05638325" calcext:value-type="float">
            <text:p>0,05638325</text:p>
          </table:table-cell>
          <table:table-cell table:formula="of:=LOG([.A11];2)" office:value-type="float" office:value="3" calcext:value-type="float">
            <text:p>3</text:p>
          </table:table-cell>
          <table:table-cell table:formula="of:=LOG([.D11];2)-[.H11]" office:value-type="float" office:value="-4.14858955074991" calcext:value-type="float">
            <text:p>-4,14858955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54362" calcext:value-type="float">
            <text:p>0,45436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443047" calcext:value-type="float">
            <text:p>0,44304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.178922" calcext:value-type="float">
            <text:p>1,178922</text:p>
          </table:table-cell>
          <table:table-cell table:formula="of:=AVERAGE([.C14:.C16])" office:value-type="float" office:value="1.148569" calcext:value-type="float">
            <text:p>1,148569</text:p>
          </table:table-cell>
          <table:table-cell table:number-columns-repeated="2"/>
          <table:table-cell table:formula="of:=[.D14]/[.A14]" office:value-type="float" office:value="0.0717855625" calcext:value-type="float">
            <text:p>0,0717855625</text:p>
          </table:table-cell>
          <table:table-cell table:formula="of:=LOG([.A14];2)" office:value-type="float" office:value="4" calcext:value-type="float">
            <text:p>4</text:p>
          </table:table-cell>
          <table:table-cell table:formula="of:=LOG([.D14];2)-[.H14]" office:value-type="float" office:value="-3.80016247113121" calcext:value-type="float">
            <text:p>-3,80016247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.1362" calcext:value-type="float">
            <text:p>1,136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.130585" calcext:value-type="float">
            <text:p>1,13058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.955684" calcext:value-type="float">
            <text:p>3,955684</text:p>
          </table:table-cell>
          <table:table-cell table:formula="of:=AVERAGE([.C17:.C19])" office:value-type="float" office:value="3.90775266666667" calcext:value-type="float">
            <text:p>3,9077526667</text:p>
          </table:table-cell>
          <table:table-cell table:number-columns-repeated="2"/>
          <table:table-cell table:formula="of:=[.D17]/[.A17]" office:value-type="float" office:value="0.122117270833333" calcext:value-type="float">
            <text:p>0,1221172708</text:p>
          </table:table-cell>
          <table:table-cell table:formula="of:=LOG([.A17];2)" office:value-type="float" office:value="5" calcext:value-type="float">
            <text:p>5</text:p>
          </table:table-cell>
          <table:table-cell table:formula="of:=LOG([.D17];2)-[.H17]" office:value-type="float" office:value="-3.03366084228058" calcext:value-type="float">
            <text:p>-3,03366084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.841631" calcext:value-type="float">
            <text:p>3,84163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.925943" calcext:value-type="float">
            <text:p>3,92594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.562869" calcext:value-type="float">
            <text:p>14,562869</text:p>
          </table:table-cell>
          <table:table-cell table:formula="of:=AVERAGE([.C20:.C22])" office:value-type="float" office:value="14.5350486666667" calcext:value-type="float">
            <text:p>14,5350486667</text:p>
          </table:table-cell>
          <table:table-cell table:number-columns-repeated="2"/>
          <table:table-cell table:formula="of:=[.D20]/[.A20]" office:value-type="float" office:value="0.227110135416667" calcext:value-type="float">
            <text:p>0,2271101354</text:p>
          </table:table-cell>
          <table:table-cell table:formula="of:=LOG([.A20];2)" office:value-type="float" office:value="6" calcext:value-type="float">
            <text:p>6</text:p>
          </table:table-cell>
          <table:table-cell table:formula="of:=LOG([.D20];2)-[.H20]" office:value-type="float" office:value="-2.1385360031575" calcext:value-type="float">
            <text:p>-2,13853600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4.516786" calcext:value-type="float">
            <text:p>14,516786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4.525491" calcext:value-type="float">
            <text:p>14,52549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55.907323" calcext:value-type="float">
            <text:p>55,907323</text:p>
          </table:table-cell>
          <table:table-cell table:formula="of:=AVERAGE([.C23:.C25])" office:value-type="float" office:value="55.8602783333333" calcext:value-type="float">
            <text:p>55,8602783333</text:p>
          </table:table-cell>
          <table:table-cell table:number-columns-repeated="2"/>
          <table:table-cell table:formula="of:=[.D23]/[.A23]" office:value-type="float" office:value="0.436408424479167" calcext:value-type="float">
            <text:p>0,4364084245</text:p>
          </table:table-cell>
          <table:table-cell table:formula="of:=LOG([.A23];2)" office:value-type="float" office:value="7" calcext:value-type="float">
            <text:p>7</text:p>
          </table:table-cell>
          <table:table-cell table:formula="of:=LOG([.D23];2)-[.H23]" office:value-type="float" office:value="-1.19624914300356" calcext:value-type="float">
            <text:p>-1,1962491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5.916244" calcext:value-type="float">
            <text:p>55,916244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55.757268" calcext:value-type="float">
            <text:p>55,757268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27.760378" calcext:value-type="float">
            <text:p>227,760378</text:p>
          </table:table-cell>
          <table:table-cell table:formula="of:=AVERAGE([.C26:.C28])" office:value-type="float" office:value="227.816672333333" calcext:value-type="float">
            <text:p>227,8166723333</text:p>
          </table:table-cell>
          <table:table-cell table:number-columns-repeated="2"/>
          <table:table-cell table:formula="of:=[.D26]/[.A26]" office:value-type="float" office:value="0.889908876302083" calcext:value-type="float">
            <text:p>0,8899088763</text:p>
          </table:table-cell>
          <table:table-cell table:formula="of:=LOG([.A26];2)" office:value-type="float" office:value="8" calcext:value-type="float">
            <text:p>8</text:p>
          </table:table-cell>
          <table:table-cell table:formula="of:=LOG([.D26];2)-[.H26]" office:value-type="float" office:value="-0.168270478401118" calcext:value-type="float">
            <text:p>-0,16827047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227.829427" calcext:value-type="float">
            <text:p>227,829427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27.860212" calcext:value-type="float">
            <text:p>227,860212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892.022584" calcext:value-type="float">
            <text:p>892,022584</text:p>
          </table:table-cell>
          <table:table-cell table:formula="of:=AVERAGE([.C29:.C31])" office:value-type="float" office:value="893.267623" calcext:value-type="float">
            <text:p>893,267623</text:p>
          </table:table-cell>
          <table:table-cell table:number-columns-repeated="2"/>
          <table:table-cell table:formula="of:=[.D29]/[.A29]" office:value-type="float" office:value="1.74466332617188" calcext:value-type="float">
            <text:p>1,7446633262</text:p>
          </table:table-cell>
          <table:table-cell table:formula="of:=LOG([.A29];2)" office:value-type="float" office:value="9" calcext:value-type="float">
            <text:p>9</text:p>
          </table:table-cell>
          <table:table-cell table:formula="of:=LOG([.D29];2)-[.H29]" office:value-type="float" office:value="0.80294866134923" calcext:value-type="float">
            <text:p>0,80294866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896.903264" calcext:value-type="float">
            <text:p>896,903264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890.877021" calcext:value-type="float">
            <text:p>890,877021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601.32768" calcext:value-type="float">
            <text:p>3601,32768</text:p>
          </table:table-cell>
          <table:table-cell table:formula="of:=AVERAGE([.C32:.C34])" office:value-type="float" office:value="3613.48441033333" calcext:value-type="float">
            <text:p>3613,4844103333</text:p>
          </table:table-cell>
          <table:table-cell table:number-columns-repeated="2"/>
          <table:table-cell table:formula="of:=[.D32]/[.A32]" office:value-type="float" office:value="3.52879336946615" calcext:value-type="float">
            <text:p>3,5287933695</text:p>
          </table:table-cell>
          <table:table-cell table:formula="of:=LOG([.A32];2)" office:value-type="float" office:value="10" calcext:value-type="float">
            <text:p>10</text:p>
          </table:table-cell>
          <table:table-cell table:formula="of:=LOG([.D32];2)-[.H32]" office:value-type="float" office:value="1.8191749547495" calcext:value-type="float">
            <text:p>1,819174954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3622.45489" calcext:value-type="float">
            <text:p>3622,45489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3616.670661" calcext:value-type="float">
            <text:p>3616,670661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Tabelle1.A2:Tabelle1.C34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5T10:31:08.875000000</meta:creation-date>
    <dc:date>2014-11-15T11:23:17.427000000</dc:date>
    <meta:editing-duration>PT20M30S</meta:editing-duration>
    <meta:editing-cycles>2</meta:editing-cycles>
    <meta:generator>LibreOffice/4.2.5.2$Windows_x86 LibreOffice_project/6ff819b65674ae6c83f3cbab9e4a4c2b292a7a94</meta:generator>
    <meta:document-statistic meta:table-count="1" meta:cell-count="15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3deb3d" draw:fill-color="#3deb3d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cm" svg:height="9.006cm" xlink:href=".." xlink:type="simple" chart:class="chart:scatter" chart:style-name="ch1">
        <chart:plot-area chart:style-name="ch2" table:cell-range-address="Tabelle1.A2:Tabelle1.A34 Tabelle1.D1:Tabelle1.D34" chart:data-source-has-labels="both" svg:x="1.365cm" svg:y="0.855cm" svg:width="15.627cm" svg:height="6.99cm">
          <chartooo:coordinate-region svg:x="2.542cm" svg:y="1.054cm" svg:width="13.985cm" svg:height="6.144cm"/>
          <chart:axis chart:dimension="x" chart:name="primary-x" chart:style-name="ch3" chartooo:axis-type="auto">
            <chart:title svg:x="8.446cm" svg:y="8.025cm" chart:style-name="ch4">
              <text:p>Interlines</text:p>
            </chart:title>
            <chart:categories table:cell-range-address="Tabelle1.A2:Tabelle1.A34"/>
          </chart:axis>
          <chart:axis chart:dimension="y" chart:name="primary-y" chart:style-name="ch5">
            <chart:title svg:x="0.451cm" svg:y="4.884cm" chart:style-name="ch6">
              <text:p>Zeit [s]</text:p>
            </chart:title>
            <chart:grid chart:style-name="ch7" chart:class="major"/>
          </chart:axis>
          <chart:series chart:style-name="ch8" chart:values-cell-range-address="Tabelle1.D2:Tabelle1.D34" chart:label-cell-address="Tabelle1.D1:Tabelle1.D1" chart:class="chart:scatter">
            <chart:domain table:cell-range-address="Tabelle1.A2:Tabelle1.A34"/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it Mittlewert[s]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A2:Tabelle1.A34</svg:desc>
                </draw:g>
              </table:table-cell>
              <table:table-cell office:value-type="float" office:value="0.118961333333333">
                <text:p>0.118961333333333</text:p>
                <draw:g>
                  <svg:desc>Tabelle1.D2:Tabelle1.D3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4312">
                <text:p>0.1431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89696666666667">
                <text:p>0.18969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51066">
                <text:p>0.4510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148569">
                <text:p>1.14856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90775266666667">
                <text:p>3.907752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4.5350486666667">
                <text:p>14.535048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5.8602783333333">
                <text:p>55.860278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27.816672333333">
                <text:p>227.81667233333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893.267623">
                <text:p>893.26762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613.48441033333">
                <text:p>3613.48441033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2.62cm" svg:y="4.204cm" style:legend-expansion="high" chart:style-name="ch2"/>
        <chart:plot-area chart:style-name="ch3" table:cell-range-address="Tabelle1.A2:Tabelle1.A34 Tabelle1.G1:Tabelle1.G34" chart:data-source-has-labels="row" svg:x="0.77cm" svg:y="0.855cm" svg:width="11.21cm" svg:height="7.551cm">
          <chartooo:coordinate-region svg:x="1.497cm" svg:y="1.054cm" svg:width="10.018cm" svg:height="6.7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G2:Tabelle1.G34" chart:label-cell-address="Tabelle1.G1:Tabelle1.G1" chart:class="chart:scatter">
            <chart:domain table:cell-range-address="Tabelle1.A2:Tabelle1.A34"/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Zeit/Interlines</text:p>
                <draw:g>
                  <svg:desc>Tabelle1.G1:Tabell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2:Tabelle1.A34</svg:desc>
                </draw:g>
              </table:table-cell>
              <table:table-cell office:value-type="float" office:value="0.118961333333333">
                <text:p>0.118961333333333</text:p>
                <draw:g>
                  <svg:desc>Tabelle1.G2:Tabelle1.G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7156">
                <text:p>0.07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0474241666666667">
                <text:p>0.0474241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5638325">
                <text:p>0.056383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0717855625">
                <text:p>0.071785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0.122117270833333">
                <text:p>0.1221172708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0.227110135416667">
                <text:p>0.22711013541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0.436408424479167">
                <text:p>0.4364084244791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6">
                <text:p>256</text:p>
              </table:table-cell>
              <table:table-cell office:value-type="float" office:value="0.889908876302083">
                <text:p>0.8899088763020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2">
                <text:p>512</text:p>
              </table:table-cell>
              <table:table-cell office:value-type="float" office:value="1.74466332617188">
                <text:p>1.74466332617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4">
                <text:p>1024</text:p>
              </table:table-cell>
              <table:table-cell office:value-type="float" office:value="3.52879336946615">
                <text:p>3.528793369466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svg:x="3.141cm" svg:y="0.205cm" style:legend-expansion="custom" chartooo:width="4.969cm" chartooo:height="0.597cm" style:legend-expansion-aspect-ratio="8.32328308207705" chart:style-name="ch2"/>
        <chart:plot-area chart:style-name="ch3" table:cell-range-address="Tabelle1.H1:Tabelle1.I1 Tabelle1.H14:Tabelle1.I32" chart:data-source-has-labels="row" svg:x="1.331cm" svg:y="0.855cm" svg:width="14.029cm" svg:height="6.989cm">
          <chartooo:coordinate-region svg:x="1.873cm" svg:y="1.054cm" svg:width="13.3cm" svg:height="6.591cm"/>
          <chart:axis chart:dimension="x" chart:name="primary-x" chart:style-name="ch4">
            <chart:title svg:x="7.137cm" svg:y="8.024cm" chart:style-name="ch5">
              <text:p>Log2(Interlines)</text:p>
            </chart:title>
          </chart:axis>
          <chart:axis chart:dimension="y" chart:name="primary-y" chart:style-name="ch6">
            <chart:title svg:x="0.451cm" svg:y="5.861cm" chart:style-name="ch7">
              <text:p>Log2(Zeit/Interlines)</text:p>
            </chart:title>
            <chart:grid chart:style-name="ch8" chart:class="major"/>
          </chart:axis>
          <chart:series chart:style-name="ch9" chart:values-cell-range-address="Tabelle1.I14:Tabelle1.I32" chart:label-cell-address="Tabelle1.I1:Tabelle1.I1" chart:class="chart:scatter">
            <chart:domain table:cell-range-address="Tabelle1.H14:Tabelle1.H32"/>
            <chart:regression-curve chart:style-name="ch10">
              <chart:equation chart:display-equation="true" chart:display-r-square="false" svg:x="9.138cm" svg:y="0.213cm"/>
            </chart:regression-curve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Log2(Zeit/Interlines)</text:p>
                <draw:g>
                  <svg:desc>Tabelle1.I1:Tabelle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Tabelle1.H14:Tabelle1.H32</svg:desc>
                </draw:g>
              </table:table-cell>
              <table:table-cell office:value-type="float" office:value="-3.80016247113121">
                <text:p>-3.80016247113121</text:p>
                <draw:g>
                  <svg:desc>Tabelle1.I14:Tabelle1.I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3.03366084228058">
                <text:p>-3.03366084228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1385360031575">
                <text:p>-2.1385360031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-1.19624914300356">
                <text:p>-1.196249143003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-0.168270478401118">
                <text:p>-0.168270478401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.80294866134923">
                <text:p>0.80294866134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.8191749547495">
                <text:p>1.8191749547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